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5cd" officeooo:paragraph-rsid="0003b5cd"/>
    </style:style>
    <style:style style:name="T1" style:family="text">
      <style:text-properties officeooo:rsid="00055f6c"/>
    </style:style>
    <style:style style:name="T2" style:family="text">
      <style:text-properties fo:font-weight="bold" officeooo:rsid="00055f6c" style:font-weight-asian="bold" style:font-weight-complex="bold"/>
    </style:style>
    <style:style style:name="T3" style:family="text">
      <style:text-properties fo:font-weight="normal" officeooo:rsid="00055f6c" style:font-weight-asian="normal" style:font-weight-complex="normal"/>
    </style:style>
    <style:style style:name="T4" style:family="text">
      <style:text-properties officeooo:rsid="00073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4">rea of circle</text:span>: </text:p>
      <text:p text:style-name="P1"/>
      <text:p text:style-name="P1">Step1 : <text:span text:style-name="T1">define</text:span> <text:span text:style-name="T1">Pi = 3.14,variable R,Area</text:span></text:p>
      <text:p text:style-name="P1">Step 2 : take user input <text:span text:style-name="T1">Radius of circle R</text:span></text:p>
      <text:p text:style-name="P1">Step 3 : <text:span text:style-name="T1">Area = Pi * </text:span><text:span text:style-name="T3">R * R</text:span></text:p>
      <text:p text:style-name="P1">Step 4 : print <text:span text:style-name="T1">Are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0:46:25.954688558</meta:creation-date>
    <dc:date>2023-02-03T10:52:26.731350816</dc:date>
    <meta:editing-duration>PT6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5" meta:character-count="144" meta:non-whitespace-character-count="113"/>
  </office:meta>
</office:document-meta>
</file>